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 officeooo:rsid="0008c473" officeooo:paragraph-rsid="0008c473"/>
    </style:style>
    <style:style style:name="P2" style:family="paragraph" style:parent-style-name="Standard">
      <style:text-properties style:text-line-through-style="solid" style:text-line-through-type="single" officeooo:rsid="0008c473" officeooo:paragraph-rsid="000b6e12"/>
    </style:style>
    <style:style style:name="P3" style:family="paragraph" style:parent-style-name="Standard">
      <style:text-properties style:text-line-through-style="solid" style:text-line-through-type="single" officeooo:rsid="0008c473" officeooo:paragraph-rsid="000e860d"/>
    </style:style>
    <style:style style:name="P4" style:family="paragraph" style:parent-style-name="Standard">
      <style:text-properties style:text-line-through-style="solid" style:text-line-through-type="single" officeooo:rsid="000e860d" officeooo:paragraph-rsid="000e860d"/>
    </style:style>
    <style:style style:name="P5" style:family="paragraph" style:parent-style-name="Standard">
      <style:text-properties officeooo:rsid="000b6e12" officeooo:paragraph-rsid="000b6e12"/>
    </style:style>
    <style:style style:name="P6" style:family="paragraph" style:parent-style-name="Standard">
      <style:text-properties officeooo:rsid="0008c473" officeooo:paragraph-rsid="0008c473"/>
    </style:style>
    <style:style style:name="P7" style:family="paragraph" style:parent-style-name="Standard">
      <style:text-properties officeooo:rsid="000c4e00" officeooo:paragraph-rsid="000c4e00"/>
    </style:style>
    <style:style style:name="P8" style:family="paragraph" style:parent-style-name="Standard">
      <style:text-properties officeooo:rsid="000c4e00" officeooo:paragraph-rsid="000b6e12"/>
    </style:style>
    <style:style style:name="P9" style:family="paragraph" style:parent-style-name="Standard">
      <style:text-properties officeooo:rsid="000d101a" officeooo:paragraph-rsid="000d101a"/>
    </style:style>
    <style:style style:name="P10" style:family="paragraph" style:parent-style-name="Standard">
      <style:text-properties fo:font-weight="bold" officeooo:rsid="000e860d" officeooo:paragraph-rsid="000e860d" style:font-weight-asian="bold" style:font-weight-complex="bold"/>
    </style:style>
    <style:style style:name="P11" style:family="paragraph" style:parent-style-name="Standard">
      <style:text-properties style:text-line-through-style="none" style:text-line-through-type="none" style:text-underline-style="none" fo:font-weight="bold" officeooo:rsid="000e860d" officeooo:paragraph-rsid="000e860d" style:font-weight-asian="bold" style:font-weight-complex="bold"/>
    </style:style>
    <style:style style:name="P12" style:family="paragraph" style:parent-style-name="Standard">
      <style:text-properties officeooo:rsid="000e860d" officeooo:paragraph-rsid="0008c473"/>
    </style:style>
    <style:style style:name="P13" style:family="paragraph" style:parent-style-name="Standard">
      <style:text-properties officeooo:rsid="0008c473" officeooo:paragraph-rsid="0008c473"/>
    </style:style>
    <style:style style:name="P14" style:family="paragraph" style:parent-style-name="Standard">
      <style:text-properties style:text-line-through-style="solid" style:text-line-through-type="single" officeooo:rsid="000fe3f6" officeooo:paragraph-rsid="000fe3f6"/>
    </style:style>
    <style:style style:name="P15" style:family="paragraph" style:parent-style-name="Standard">
      <style:text-properties officeooo:rsid="00149aec" officeooo:paragraph-rsid="00149aec"/>
    </style:style>
    <style:style style:name="T1" style:family="text">
      <style:text-properties officeooo:rsid="000e860d"/>
    </style:style>
    <style:style style:name="T2" style:family="text">
      <style:text-properties officeooo:rsid="0012b5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09-09-2021</text:p>
      <text:p text:style-name="P4"/>
      <text:p text:style-name="P1">Obtener Twitters de personas.</text:p>
      <text:p text:style-name="P1">Query desde Python a Twitter API</text:p>
      <text:p text:style-name="P1">Uso de redes sociales, como extraer datos desde ellas</text:p>
      <text:p text:style-name="P2">Aprender TransferLearning.</text:p>
      <text:p text:style-name="P3">Leer <text:span text:style-name="T1">proyecto</text:span> de Miguel</text:p>
      <text:p text:style-name="P6"/>
      <text:p text:style-name="P10">16-09-2021</text:p>
      <text:p text:style-name="P6"/>
      <text:p text:style-name="P14">Profundizar en Recopilación de Datos (Proyecto de Miguel)</text:p>
      <text:p text:style-name="P14">Análisis de opiniones (scholar google)</text:p>
      <text:p text:style-name="P14">Identificar cuentas por localidad <text:span text:style-name="T2">(scholar google)</text:span></text:p>
      <text:p text:style-name="P6"/>
      <text:p text:style-name="P15">27-09-2021</text:p>
      <text:p text:style-name="P15"/>
      <text:p text:style-name="P15">Propuesta de anteproyecto en profundidad.</text:p>
      <text:p text:style-name="P15">Forma de obtener ubicación geográfica de donde se emite un Tweet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12">Datos Adicionales</text:p>
      <text:p text:style-name="P5">Stanza Librería</text:p>
      <text:p text:style-name="P8">Modelos BERT</text:p>
      <text:p text:style-name="P7">BETO</text:p>
      <text:p text:style-name="P7">SpanBERTa</text:p>
      <text:p text:style-name="P9">DistilmBER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8:57:45.268000000</meta:creation-date>
    <dc:date>2021-09-23T13:14:11.272000000</dc:date>
    <meta:editing-duration>PT4H26M15S</meta:editing-duration>
    <meta:editing-cycles>7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19" meta:word-count="72" meta:character-count="512" meta:non-whitespace-character-count="459"/>
  </office:meta>
</office:document-meta>
</file>